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T1" style:family="text">
      <style:text-properties fo:font-family="Eurostile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1.288cm" svg:height="16.932cm" svg:x="1.2cm" svg:y="2.034cm">
          <draw:image xlink:href="../sr-hosted.png" xlink:type="simple" xlink:show="embed" xlink:actuate="onLoad">
            <text:p/>
          </draw:image>
        </draw:frame>
        <draw:frame draw:style-name="gr2" draw:layer="layout" svg:width="5.658cm" svg:height="1.923cm" svg:x="17.909cm" svg:y="16.577cm">
          <draw:text-box>
            <text:p text:style-name="P2"><text:span text:style-name="T1">this w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Peter Law</meta:initial-creator>
    <meta:creation-date>2009-04-16T16:39:14</meta:creation-date>
    <dc:creator>pjcl106</dc:creator>
    <dc:date>2009-04-17T15:51:38</dc:date>
    <meta:printed-by>pjcl106</meta:printed-by>
    <meta:print-date>2009-04-17T15:51:26</meta:print-date>
    <meta:editing-cycles>6</meta:editing-cycles>
    <meta:editing-duration>PT19M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